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/>
        </mtd>
      </mtr>
      <mtr>
        <mtd>
          <mrow>
            <mrow>
              <mi>R</mi>
              <mo stretchy="false">=</mo>
              <mn>0</mn>
            </mrow>
            <mi>,</mi>
            <mrow>
              <mi>S</mi>
              <mo stretchy="false">=</mo>
              <mn>0</mn>
            </mrow>
          </mrow>
        </mtd>
      </mtr>
      <mtr>
        <mtd>
          <mrow/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n>0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  <mtr>
        <mtd>
          <mrow/>
        </mtd>
      </mtr>
      <mtr>
        <mtd>
          <mrow>
            <mrow>
              <mi>R</mi>
              <mo stretchy="false">=</mo>
              <mn>1</mn>
            </mrow>
            <mi>,</mi>
            <mrow>
              <mi>S</mi>
              <mo stretchy="false">=</mo>
              <mn>0</mn>
            </mrow>
          </mrow>
        </mtd>
      </mtr>
      <mtr>
        <mtd>
          <mrow/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n>0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0</mn>
            </mrow>
          </mrow>
        </mtd>
      </mtr>
      <mtr>
        <mtd>
          <mrow>
            <mi>Q</mi>
            <mo stretchy="false">=</mo>
            <mn>0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n>1</mn>
          </mrow>
        </mtd>
      </mtr>
      <mtr>
        <mtd>
          <mrow/>
        </mtd>
      </mtr>
      <mtr>
        <mtd>
          <mrow>
            <mrow>
              <mi>R</mi>
              <mo stretchy="false">=</mo>
              <mn>0</mn>
            </mrow>
            <mi>,</mi>
            <mrow>
              <mi>S</mi>
              <mo stretchy="false">=</mo>
              <mn>1</mn>
            </mrow>
          </mrow>
        </mtd>
      </mtr>
      <mtr>
        <mtd>
          <mrow/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n>1</mn>
            </mrow>
          </mrow>
        </mtd>
      </mtr>
      <mtr>
        <mtd>
          <mrow>
            <mi>Q</mi>
            <mo stretchy="false">=</mo>
            <mn>1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0</mn>
            </mrow>
          </mrow>
        </mtd>
      </mtr>
      <mtr>
        <mtd>
          <mrow>
            <mover accent="true">
              <mi>Q</mi>
              <mo>¯</mo>
            </mover>
            <mo stretchy="false">=</mo>
            <mn>0</mn>
          </mrow>
        </mtd>
      </mtr>
      <mtr>
        <mtd>
          <mrow/>
        </mtd>
      </mtr>
      <mtr>
        <mtd>
          <mrow>
            <mrow>
              <mi>R</mi>
              <mo stretchy="false">=</mo>
              <mn>1</mn>
            </mrow>
            <mi>,</mi>
            <mrow>
              <mi>S</mi>
              <mo stretchy="false">=</mo>
              <mn>1</mn>
            </mrow>
          </mrow>
        </mtd>
      </mtr>
      <mtr>
        <mtd>
          <mrow/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n>1</mn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n>1</mn>
            </mrow>
          </mrow>
        </mtd>
      </mtr>
      <mtr>
        <mtd>
          <mrow>
            <mi>Q</mi>
            <mo stretchy="false">=</mo>
            <mn>1</mn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n>1</mn>
          </mrow>
        </mtd>
      </mtr>
      <mtr>
        <mtd>
          <mrow/>
        </mtd>
      </mtr>
    </mtable>
    <annotation encoding="StarMath 5.0">Q=overline{overline{Q} cdot overline{S}} newline
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(n-1)} cdot overline{R}+S newline newline

overline{Q}=overline{Q cdot overline{R}} newline
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(n-1)}} cdot overline{S}+R newline newline

R=0, S=0 newline newline
Q=Q_{(n-1)} cdot overline{0}+0 newline
Q=Q_{(n-1)} cdot 1 newline
Q=Q_{(n-1)} newline newline
overline{Q}=overline{Q_{(n-1)}} cdot overline{0}+0 newline
overline{Q}=overline{Q_{(n-1)}} cdot 1 newline
overline{Q}=overline{Q_{(n-1)}} newline newline

R=1, S=0 newline newline
Q=Q_{(n-1)} cdot overline{1}+0 newline
Q=Q_{(n-1)} cdot 0 newline
Q=0 newline newline
overline{Q}=overline{Q_{(n-1)}} cdot overline{0}+1 newline
overline{Q}=overline{Q_{(n-1)}} cdot 1+1 newline
overline{Q}=overline{Q_{(n-1)}} +1 newline
overline{Q}=1 newline newline

R=0, S=1 newline newline
Q=Q_{(n-1)} cdot overline{0}+1 newline
Q=Q_{(n-1)} cdot 1+1 newline
Q=Q_{(n-1)}+1 newline
Q=1 newline newline
overline{Q}=overline{Q_{(n-1)}} cdot overline{1}+0 newline
overline{Q}=overline{Q_{(n-1)}} cdot 0 newline
overline{Q}=0 newline newline

R=1, S=1 newline newline
Q=Q_{(n-1)} cdot overline{1}+1 newline
Q=Q_{(n-1)} cdot 0+1 newline
Q=1 newline newline
overline{Q}=overline{Q_{(n-1)}} cdot overline{1}+1 newline
overline{Q}=overline{Q_{(n-1)}} cdot 0+1 newline
overline{Q}=1 newline newline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8:17:30.875615558</meta:creation-date>
    <meta:generator>LibreOffice/7.6.5.2$Linux_X86_64 LibreOffice_project/60$Build-2</meta:generator>
    <dc:date>2024-04-22T09:32:24.429037976</dc:date>
    <meta:editing-duration>PT15M10S</meta:editing-duration>
    <meta:editing-cycles>6</meta:editing-cycles>
  </office:meta>
</office:document-meta>
</file>